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02e635" officeooo:paragraph-rsid="0002e635"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02e635" officeooo:paragraph-rsid="0005a94d"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41d91" officeooo:paragraph-rsid="00041d91"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4f1d2" officeooo:paragraph-rsid="0004f1d2"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officeooo:rsid="00057528" officeooo:paragraph-rsid="0005752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57528" officeooo:paragraph-rsid="0005752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7528" officeooo:paragraph-rsid="0007fffb" style:font-weight-asian="normal" style:font-weight-complex="normal"/>
    </style:style>
    <style:style style:name="P8" style:family="paragraph" style:parent-style-name="Standard">
      <style:paragraph-properties fo:text-align="center" style:justify-single-word="false"/>
      <style:text-properties style:text-underline-style="none" fo:font-weight="bold" officeooo:rsid="0002e635" officeooo:paragraph-rsid="0002e635" style:font-weight-asian="bold" style:font-weight-complex="bold"/>
    </style:style>
    <style:style style:name="P9" style:family="paragraph" style:parent-style-name="Standard">
      <style:text-properties style:text-underline-style="none" officeooo:rsid="0002e635" officeooo:paragraph-rsid="0002e635"/>
    </style:style>
    <style:style style:name="P10" style:family="paragraph" style:parent-style-name="Standard">
      <style:paragraph-properties fo:text-align="start" style:justify-single-word="false"/>
      <style:text-properties fo:font-style="normal" style:text-underline-style="none" fo:font-weight="bold" officeooo:rsid="0005a94d" officeooo:paragraph-rsid="0005a94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text-line-through-style="none" style:text-line-through-type="none" style:text-underline-style="none" fo:font-weight="bold" officeooo:rsid="0005a94d" officeooo:paragraph-rsid="0005a94d" style:font-weight-asian="bold" style:font-weight-complex="bold"/>
    </style:style>
    <style:style style:name="P12"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style:text-underline-style="none" fo:font-weight="normal" officeooo:rsid="00057528" officeooo:paragraph-rsid="0007fffb" style:font-weight-asian="normal" style:font-weight-complex="normal"/>
    </style:style>
    <style:style style:name="T1" style:family="text">
      <style:text-properties officeooo:rsid="00041d9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76b01"/>
    </style:style>
    <style:style style:name="T4" style:family="text">
      <style:text-properties style:text-underline-style="solid" style:text-underline-width="auto" style:text-underline-color="font-color" officeooo:rsid="0009b671"/>
    </style:style>
    <style:style style:name="T5" style:family="text">
      <style:text-properties officeooo:rsid="000477d5"/>
    </style:style>
    <style:style style:name="T6" style:family="text">
      <style:text-properties officeooo:rsid="0004f1d2"/>
    </style:style>
    <style:style style:name="T7" style:family="text">
      <style:text-properties officeooo:rsid="00057528"/>
    </style:style>
    <style:style style:name="T8" style:family="text">
      <style:text-properties officeooo:rsid="0005a94d"/>
    </style:style>
    <style:style style:name="T9" style:family="text">
      <style:text-properties officeooo:rsid="000693d4"/>
    </style:style>
    <style:style style:name="T10" style:family="text">
      <style:text-properties fo:font-weight="bold" officeooo:rsid="000693d4" style:font-weight-asian="bold" style:font-weight-complex="bold"/>
    </style:style>
    <style:style style:name="T11" style:family="text">
      <style:text-properties officeooo:rsid="00076b01"/>
    </style:style>
    <style:style style:name="T12" style:family="text">
      <style:text-properties officeooo:rsid="0009b67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 Simón Bolívar</text:p>
      <text:p text:style-name="P9">Departamento de Computación y Tecnología de la Información</text:p>
      <text:p text:style-name="P9">Laboratorio de Algoritmos <text:s/>y Estructuras III </text:p>
      <text:p text:style-name="P9">Alumnos: José Basanta 13-10125</text:p>
      <text:p text:style-name="P9">Jesús Marcano 12-10359</text:p>
      <text:p text:style-name="P9"/>
      <text:p text:style-name="P8">Informe de Proyecto 2</text:p>
      <text:p text:style-name="P8"/>
      <text:p text:style-name="P2">Este proyecto constó de dos actividades:</text:p>
      <text:p text:style-name="P2"/>
      <text:p text:style-name="P10">Actividad 1:</text:p>
      <text:p text:style-name="P2"><text:s/></text:p>
      <text:p text:style-name="P2"><text:span text:style-name="T8"><text:tab/>L</text:span>a primera <text:span text:style-name="T8">actividad</text:span> trataba de hallar aquell<text:span text:style-name="T1">as zonas que requerían desagüe en una ciudad donde se empozaba el agua en aquellos edificios que no pertenecían a la frontera y se encontraban rodeado por edificios más grandes.</text:span></text:p>
      <text:p text:style-name="P1"/>
      <text:p text:style-name="P3"><text:tab/>Usamos las clases Grafo, GrafoDirigido,Vértice, Lado y Arcos del Proyecto 2 para leer el archivo de entrada y así construir un grafo dirigido.</text:p>
      <text:p text:style-name="P1"/>
      <text:p text:style-name="P3"><text:tab/>Modelamos nuestro problema de tal forma en que cada uno de los vértices del grafo dirigido era cada uno de los edificios, donde el atributo peso de cada uno de este es la altura correspondiente y su atributo id está dado por “x”i”y”j donde x es <text:s/>la posición en i de la matriz del archivo de entrada y y es la posición j de la matriz. <text:span text:style-name="T5">Si la posición de i o j es igual a 0 o n, siendo n el tamaño de la matriz, entonces el atributo esFrontera será igual a true. Esto nos ayudará a saber que vértices están en la frontera y no necesitan desague.</text:span></text:p>
      <text:p text:style-name="P3"/>
      <text:p text:style-name="P3"><text:tab/>Luego, los vértices tendrán arcos entre los vértices a y b, si a y b son adyacentes en sus coordenadas con respecto a la matriz y si a.getPeso() &gt; b.getPeso, además su id estará dado por un contador y su peso siempre será 0.</text:p>
      <text:p text:style-name="P3"/>
      <text:p text:style-name="P3"><text:tab/>Ahora, para hallar <text:span text:style-name="T6">los desagües planteamos que era útil hallar las componentes conexas de nuestro grafo, por lo que usamos del algoritmo de Tarjan en Tarjan1.java donde usa el método cfc(GrafoDirigido g) para hallar las componentes fuertemente conexas apoyándose de dfs(Vértice v).</text:span></text:p>
      <text:p text:style-name="P4">Esto retorna una List&lt;List&lt;Vertice&gt;&gt; que a su vez es el atributo componentes de la clase Tarjan y contiene una lista que contiene a las componentes conexas. Estas componentes corresponden a los sectores planos de mi ciudad.</text:p>
      <text:p text:style-name="P4"/>
      <text:p text:style-name="P4"><text:tab/>Una vez con eso, usamos la clase Condicion.java para así verificar cada una de mis componentes conexas y que estos sean soluciones válidas, es decir que son sector plano y que <text:span text:style-name="T7">se debe colocar un desagüe allí. Entonces,en el método verificarCondiciones() voy comprobando cada una de mis componentes conexas, y reviso cada uno de los elementos dentro de ellas, y compruebo las siguientes condiciones:</text:span></text:p>
      <text:list xml:id="list1202137792682418795" text:style-name="L1">
        <text:list-item>
          <text:p text:style-name="P5">Si alguno de los vértices es frontera, entonces se descarta esa componente.</text:p>
        </text:list-item>
        <text:list-item>
          <text:p text:style-name="P5">Si alguno de los vértices tiene un sucesor tal que su peso sea menor que él, entonces todo el agua baja hacia el sucesor, entonces se descarta también esta componente.</text:p>
          <text:p text:style-name="P5"/>
        </text:list-item>
      </text:list>
      <text:p text:style-name="P6"/>
      <text:p text:style-name="P6"/>
      <text:p text:style-name="P6"><text:soft-page-break/><text:tab/>Luego con arreglo booleano llamado arregloSoluciónFuerte con k posiciones del tamaño de la componente nos apoyamos para verificar que estas condiciones pasan y esta componente finalmente es válida, entonces allí esta componente es solución y se añade a listaSolución que será el objeto que devuelve esta función. Finalmente, con el método crearMatriz(), le cambiamos el valor a true al atributo desagüe de los vértices si pertenecen a una fuente conexa tal que esta pertenezca a listaSolución. F<text:span text:style-name="T8">inalmente, creamos una matriz, y si el Vértice correspondiente a esa posición tiene el atributo desague = true, entonces en ese lugar hacemos print(¨x¨) en caso contrario, hacemos print(“0”).</text:span></text:p>
      <text:p text:style-name="P6"/>
      <text:p text:style-name="P11">Actividad 2:</text:p>
      <text:p text:style-name="P7"><text:tab/><text:span text:style-name="T11">Partimos del conjunto de soluciones generado por Desagües que nos da las soluciones en los lugares idóneos para generar el marco de sectores de inundación. Tomando estos elementos solución, empezamos a comparar los predecesores y obtendremos el menor de ellos para una posible solución y creamos una capa que tomará, el espacio de inundación, esto siempre que se verifique que dicho candidato tiene un sucesor diferentes al que estaba dentro del marco de selección inicial. Expandimos la lista de solución agregándole el nuevo vértice. Luego, con un contador, vamos sumando cada vez que expandimos y agregamos el vértice, sumándole la altura del nuevo vértice expandido, y se inicializa con la altura del primera componente conexa.</text:span><text:span text:style-name="T3"> </text:span><text:span text:style-name="T12">Al final, sumamos todos los contadores de nuestra solución y esto nos da la totalidad de los metros cúbicos llenos de agua.</text:span><text:line-break/><text:line-break/><text:span text:style-name="T10">Contratiempos: </text:span></text:p>
      <text:p text:style-name="P12"><text:span text:style-name="T10"><text:tab/></text:span><text:span text:style-name="T9">Al crear el grafo a partir de listas enlazadas presentamos ralentización del programa a la hora de generar el grafo para aplicarle el Tarjan y luego representar las soluciones. Por ende, los casos en los que las matrices hay que tener paciencia, ya que el procesador toma tiempo en resolver la solución.<text:line-break/><text:line-break/><text:line-break/><text:tab/>Modificación de las clases Vertice y Grafo: Para ambos se realizó una verificación donde en Vertice agregamos atributos para saber si el vértice pertenece al conjunto de los elementos frontera y en otro caso, de no ser frontera, pertenece al conjunto de mis soluciones de desague. </text:span></text:p>
      <text:p text:style-name="P6"><text:tab/><text:span text:style-name="T9">Con respecto al Grafo, la modificación para poder tener la referencia de cada una de las posiciones de la matriz en la lista y que formen parte del id del Vértice.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1:01:58.519312778</meta:creation-date>
    <dc:date>2017-11-14T12:48:40.354758446</dc:date>
    <meta:editing-duration>PT12M18S</meta:editing-duration>
    <meta:editing-cycles>2</meta:editing-cycles>
    <meta:generator>LibreOffice/5.1.6.2$Linux_X86_64 LibreOffice_project/10m0$Build-2</meta:generator>
    <meta:document-statistic meta:table-count="0" meta:image-count="0" meta:object-count="0" meta:page-count="2" meta:paragraph-count="24" meta:word-count="809" meta:character-count="4863" meta:non-whitespace-character-count="4058"/>
  </office:meta>
</office:document-meta>
</file>